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685cm"/>
    </style:style>
    <style:style style:family="table-column" style:name="co2">
      <style:table-column-properties fo:break-before="auto" style:column-width="4.867cm"/>
    </style:style>
    <style:style style:family="table-column" style:name="co3">
      <style:table-column-properties fo:break-before="auto" style:column-width="6.909cm"/>
    </style:style>
    <style:style style:family="table-column" style:name="co4">
      <style:table-column-properties fo:break-before="auto" style:column-width="0.616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88cm"/>
    </style:style>
    <style:style style:family="table-column" style:name="co7">
      <style:table-column-properties fo:break-before="auto" style:column-width="1.314cm"/>
    </style:style>
    <style:style style:family="table-column" style:name="co8">
      <style:table-column-properties fo:break-before="auto" style:column-width="1.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2.09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UTRECHT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 style:diagonal-bl-tr="none" style:rotation-align="none" fo:border="none" style:diagonal-tl-br="none"/>
    </style:style>
    <style:style style:family="table-cell" style:parent-style-name="Default" style:name="ce1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3">
      <style:table-cell-properties fo:padding="0.071cm"/>
    </style:style>
    <style:style style:data-style-name="N100" style:family="table-cell" style:parent-style-name="Default" style:name="ce2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Excel_5f_BuiltIn_5f_Hyperlink" style:name="ce3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UTRECHT.A133"/>
      </style:table-cell-properties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4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4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column table:style-name="co6" table:default-cell-style-name="ce13"/>
        <table:table-column table:style-name="co7" table:default-cell-style-name="ce35" table:number-columns-repeated="4"/>
        <table:table-column table:style-name="co8" table:default-cell-style-name="ce35"/>
        <table:table-column table:style-name="co5" table:default-cell-style-name="Default" table:number-columns-repeated="1013"/>
        <table:table-row table:style-name="ro1">
          <table:table-cell ns41:value-type="string" table:number-rows-spanned="1" table:style-name="TL Title" table:number-columns-spanned="11" office:value-type="string">
            <text:p><text:span text:style-name="T2"><text:a xlink:type="simple" xlink:href="#UTRECHT.A133">GENERAALE VOLKSMEENIGTE IN DE BATAAFSCHE REPUBLIEK - VOLKSTELLING IN UTRECHT</text:a></text:span></text:p>
          </table:table-cell>
          <table:covered-table-cell table:style-name="TL Title" table:number-columns-repeated="9"/>
          <table:covered-table-cell table:style-name="ce38"/>
          <table:table-cell table:number-columns-repeated="1013"/>
        </table:table-row>
        <table:table-row table:style-name="ro1">
          <table:table-cell table:style-name="ce2" table:number-columns-repeated="6"/>
          <table:table-cell table:style-name="ce29" table:number-columns-repeated="4"/>
          <table:table-cell table:number-columns-repeated="1014"/>
        </table:table-row>
        <table:table-row table:style-name="ro2">
          <table:table-cell ns41:value-type="string" table:style-name="TL RowProperty" office:value-type="string">
            <text:p>Provincie</text:p>
          </table:table-cell>
          <table:table-cell ns41:value-type="string" table:style-name="TL RowProperty" office:value-type="string">
            <text:p>District</text:p>
          </table:table-cell>
          <table:table-cell ns41:value-type="string" table:style-name="TL RowProperty" office:value-type="string">
            <text:p>Plaats</text:p>
          </table:table-cell>
          <table:table-cell table:style-name="ce22"/>
          <table:table-cell ns41:value-type="string" table:style-name="TL ColHeader" office:value-type="string">
            <text:p>Zielen</text:p>
          </table:table-cell>
          <table:table-cell ns41:value-type="string" table:style-name="TL ColHeader" office:value-type="string">
            <text:p>Grond-vergaderingen</text:p>
          </table:table-cell>
          <table:table-cell ns41:value-type="string" table:style-name="ce30" office:value-type="string">
            <text:p><text:s/>RolNr</text:p>
          </table:table-cell>
          <table:table-cell ns41:value-type="string" table:style-name="ce36" office:value-type="string">
            <text:p><text:s/>BeeldNr</text:p>
          </table:table-cell>
          <table:table-cell ns41:value-type="string" table:style-name="ce36" office:value-type="string">
            <text:p><text:s/>Publ-BladNr</text:p>
          </table:table-cell>
          <table:table-cell ns41:value-type="string" table:style-name="ce36" office:value-type="string">
            <text:p><text:s/>Blad-TabelNr</text:p>
          </table:table-cell>
          <table:table-cell ns41:value-type="string" table:style-name="ce39" office:value-type="string">
            <text:p><text:s/>Tabel-RegelNr</text:p>
          </table:table-cell>
          <table:table-cell table:number-columns-repeated="1013"/>
        </table:table-row>
        <table:table-row table:style-name="ro1">
          <table:table-cell table:style-name="ce4" table:number-columns-repeated="3"/>
          <table:table-cell/>
          <table:table-cell table:style-name="ce4" table:number-columns-repeated="2"/>
          <table:table-cell table:style-name="ce31" table:number-columns-repeated="4"/>
          <table:table-cell table:style-name="ce40"/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32294" office:value-type="float">
            <text:p>32294</text:p>
          </table:table-cell>
          <table:table-cell ns41:value-type="float" table:style-name="TL Data" office:value="66" office:value-type="float">
            <text:p>66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Abcoude</text:p>
          </table:table-cell>
          <table:table-cell/>
          <table:table-cell ns41:value-type="float" table:style-name="TL Data" office:value="1059" office:value-type="float">
            <text:p>105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Nichtevegt</text:p>
          </table:table-cell>
          <table:table-cell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Nederhorst den Bergh</text:p>
          </table:table-cell>
          <table:table-cell/>
          <table:table-cell ns41:value-type="float" table:style-name="TL Data" office:value="520" office:value-type="float">
            <text:p>52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Vreeland</text:p>
          </table:table-cell>
          <table:table-cell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Kortenhoef</text:p>
          </table:table-cell>
          <table:table-cell/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Ankeveen</text:p>
          </table:table-cell>
          <table:table-cell/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Baambrugge</text:p>
          </table:table-cell>
          <table:table-cell/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Hoendersloot</text:p>
          </table:table-cell>
          <table:table-cell/>
          <table:table-cell ns41:value-type="float" table:style-name="TL Data" office:value="178" office:value-type="float">
            <text:p>17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Oudekoop</text:p>
          </table:table-cell>
          <table:table-cell/>
          <table:table-cell ns41:value-type="float" table:style-name="TL Data" office:value="174" office:value-type="float">
            <text:p>17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Loenen, Stigts en Nieuwersluis</text:p>
          </table:table-cell>
          <table:table-cell/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Thamen</text:p>
          </table:table-cell>
          <table:table-cell/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Uithoorn</text:p>
          </table:table-cell>
          <table:table-cell/>
          <table:table-cell ns41:value-type="float" table:style-name="TL Data" office:value="658" office:value-type="float">
            <text:p>65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Demmerik</text:p>
          </table:table-cell>
          <table:table-cell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Oudhuysen</text:p>
          </table:table-cell>
          <table:table-cell/>
          <table:table-cell ns41:value-type="float" table:style-name="TL Data" office:value="270" office:value-type="float">
            <text:p>27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39399" office:value-type="float">
            <text:p>39399</text:p>
          </table:table-cell>
          <table:table-cell ns41:value-type="float" table:style-name="TL Data" office:value="80" office:value-type="float">
            <text:p>80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Mydregt</text:p>
          </table:table-cell>
          <table:table-cell/>
          <table:table-cell ns41:value-type="float" table:style-name="TL Data" office:value="1771" office:value-type="float">
            <text:p>1771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Wilnis</text:p>
          </table:table-cell>
          <table:table-cell/>
          <table:table-cell ns41:value-type="float" table:style-name="TL Data" office:value="785" office:value-type="float">
            <text:p>78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Vinkeveen</text:p>
          </table:table-cell>
          <table:table-cell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Breukelen Nyenrode</text:p>
          </table:table-cell>
          <table:table-cell/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Breukelen Orts</text:p>
          </table:table-cell>
          <table:table-cell/>
          <table:table-cell ns41:value-type="float" table:style-name="TL Data" office:value="190" office:value-type="float">
            <text:p>19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Breukelerwaart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Maarssen</text:p>
          </table:table-cell>
          <table:table-cell/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Maarssenbroek</text:p>
          </table:table-cell>
          <table:table-cell/>
          <table:table-cell ns41:value-type="float" table:style-name="TL Data" office:value="98" office:value-type="float">
            <text:p>9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Oud-Maarsseveen</text:p>
          </table:table-cell>
          <table:table-cell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Agtienhoven</text:p>
          </table:table-cell>
          <table:table-cell/>
          <table:table-cell ns41:value-type="float" table:style-name="TL Data" office:value="265" office:value-type="float">
            <text:p>26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Breukeleveen</text:p>
          </table:table-cell>
          <table:table-cell/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Nieuw-Maarsseveen</text:p>
          </table:table-cell>
          <table:table-cell/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Tienhoven</text:p>
          </table:table-cell>
          <table:table-cell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Breukele Proostdye</text:p>
          </table:table-cell>
          <table:table-cell/>
          <table:table-cell ns41:value-type="float" table:style-name="TL Data" office:value="262" office:value-type="float">
            <text:p>26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Zuilen</text:p>
          </table:table-cell>
          <table:table-cell/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NIEUWERSLUIS.</text:p>
          </table:table-cell>
          <table:table-cell ns41:value-type="string" table:style-name="TL RowHeader" office:value-type="string">
            <text:p>Oostwaard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Westbroek</text:p>
          </table:table-cell>
          <table:table-cell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Oostveen</text:p>
          </table:table-cell>
          <table:table-cell/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Vuurst</text:p>
          </table:table-cell>
          <table:table-cell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Emmenes binnen</text:p>
          </table:table-cell>
          <table:table-cell/>
          <table:table-cell ns41:value-type="float" table:style-name="TL Data" office:value="335" office:value-type="float">
            <text:p>33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Emmenes buiten</text:p>
          </table:table-cell>
          <table:table-cell/>
          <table:table-cell ns41:value-type="float" table:style-name="TL Data" office:value="869" office:value-type="float">
            <text:p>86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Baren</text:p>
          </table:table-cell>
          <table:table-cell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Tereem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Hoogland</text:p>
          </table:table-cell>
          <table:table-cell/>
          <table:table-cell ns41:value-type="float" table:style-name="TL Data" office:value="1449" office:value-type="float">
            <text:p>144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Duits, d'Haar en Zevenhuysen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Bunschoten</text:p>
          </table:table-cell>
          <table:table-cell/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Leusden cum Suis</text:p>
          </table:table-cell>
          <table:table-cell/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Asschat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Zoest</text:p>
          </table:table-cell>
          <table:table-cell/>
          <table:table-cell ns41:value-type="float" table:style-name="TL Data" office:value="1277" office:value-type="float">
            <text:p>1277</text:p>
          </table:table-cell>
          <table:table-cell table:style-name="TL Data">
            <office:annotation draw:style-name="gr1" svg:height="1.323cm" draw:caption-point-y="0.248cm" svg:width="3.581cm" svg:x="22.051cm" draw:caption-point-x="-2.331cm" svg:y="23.071cm" draw:text-style-name="P1">
              <dc:creator>CDM</dc:creator>
              <dc:date>2014-12-12T00:00:00</dc:date>
              <text:p text:style-name="P1"><text:span text:style-name="T1">Zeer waarschijnlijk Zoest en Isselt 3, dus bij Zoest moet 3 staan (zie Isselt)</text:span></text:p>
            </office:annotation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Isselt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" office:value-type="float">
            <office:annotation draw:style-name="gr1" svg:height="1.296cm" draw:caption-point-y="0.248cm" svg:width="3.581cm" svg:x="22.051cm" draw:caption-point-x="-2.331cm" svg:y="23.521cm" draw:text-style-name="P1">
              <dc:creator>CDM</dc:creator>
              <dc:date>2014-12-12T00:00:00</dc:date>
              <text:p text:style-name="P1"><text:span text:style-name="T1">Zeer waarschijnlijk Zoest en Isselt 3, dus bij Isselt moet <text:s/>} staan (zie Zoest)</text:span></text:p>
            </office:annotation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Stoutenburg</text:p>
          </table:table-cell>
          <table:table-cell/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Maare en Maasbergen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table:style-name="TL Data">
            <office:annotation draw:style-name="gr1" svg:height="1.959cm" draw:caption-point-y="0.249cm" svg:width="3.833cm" svg:x="22.051cm" draw:caption-point-x="-2.331cm" svg:y="24.42cm" draw:text-style-name="P1">
              <dc:creator>CDM</dc:creator>
              <dc:date>2014-12-12T00:00:00</dc:date>
              <text:p text:style-name="P1"><text:span text:style-name="T1">Zeer waarschijnlijk Maare en Maasbergen, en Geresteyn 1, dus bij Maare en Maasbergen moet 1 staan (zie Geresteyn)</text:span></text:p>
            </office:annotation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Geresteyn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" office:value-type="float">
            <office:annotation draw:style-name="gr1" svg:height="1.959cm" draw:caption-point-y="0.248cm" svg:width="3.861cm" svg:x="22.051cm" draw:caption-point-x="-2.331cm" svg:y="24.87cm" draw:text-style-name="P1">
              <dc:creator>CDM</dc:creator>
              <dc:date>2014-12-12T00:00:00</dc:date>
              <text:p text:style-name="P1"><text:span text:style-name="T1">Zeer waarschijnlijk Maare en Maasbergen, en Geresteyn 1, dus bij Geresteyn moet } staan (zie Maare en Maasbergen)</text:span></text:p>
            </office:annotation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Woudenberg</text:p>
          </table:table-cell>
          <table:table-cell/>
          <table:table-cell ns41:value-type="float" table:style-name="TL Data" office:value="1207" office:value-type="float">
            <text:p>120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Renswoude en Emmikhuysen</text:p>
          </table:table-cell>
          <table:table-cell/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58569" office:value-type="float">
            <text:p>58569</text:p>
          </table:table-cell>
          <table:table-cell ns41:value-type="float" table:style-name="TL Data" office:value="119" office:value-type="float">
            <text:p>119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7</text:p>
          </table:table-cell>
          <table:table-cell ns41:value-type="string" table:style-name="ce34" office:value-type="string">
            <text:p>006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Amerongen</text:p>
          </table:table-cell>
          <table:table-cell/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Venendaal Stigts</text:p>
          </table:table-cell>
          <table:table-cell/>
          <table:table-cell ns41:value-type="float" table:style-name="TL Data" office:value="1947" office:value-type="float">
            <text:p>1947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OESDYK.</text:p>
          </table:table-cell>
          <table:table-cell ns41:value-type="string" table:style-name="TL RowHeader" office:value-type="string">
            <text:p>Leersum, Zuilesteyn en Ginkel</text:p>
          </table:table-cell>
          <table:table-cell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.</text:p>
          </table:table-cell>
          <table:table-cell ns41:value-type="string" table:style-name="TL RowHeader" office:value-type="string">
            <text:p>Amersfoort</text:p>
          </table:table-cell>
          <table:table-cell/>
          <table:table-cell ns41:value-type="float" table:style-name="TL Data" office:value="8584" office:value-type="float">
            <text:p>8584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.</text:p>
          </table:table-cell>
          <table:table-cell ns41:value-type="string" table:style-name="TL RowHeader" office:value-type="string">
            <text:p>Zeyst</text:p>
          </table:table-cell>
          <table:table-cell/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.</text:p>
          </table:table-cell>
          <table:table-cell ns41:value-type="string" table:style-name="TL RowHeader" office:value-type="string">
            <text:p>Driebergen</text:p>
          </table:table-cell>
          <table:table-cell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.</text:p>
          </table:table-cell>
          <table:table-cell ns41:value-type="string" table:style-name="TL RowHeader" office:value-type="string">
            <text:p>Rysenburg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.</text:p>
          </table:table-cell>
          <table:table-cell ns41:value-type="string" table:style-name="TL RowHeader" office:value-type="string">
            <text:p>Bunnik en Vegten</text:p>
          </table:table-cell>
          <table:table-cell/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.</text:p>
          </table:table-cell>
          <table:table-cell ns41:value-type="string" table:style-name="TL RowHeader" office:value-type="string">
            <text:p>Stoetwegen en Kattenbroek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.</text:p>
          </table:table-cell>
          <table:table-cell ns41:value-type="string" table:style-name="TL RowHeader" office:value-type="string">
            <text:p>Odyk</text:p>
          </table:table-cell>
          <table:table-cell/>
          <table:table-cell ns41:value-type="float" table:style-name="TL Data" office:value="260" office:value-type="float">
            <text:p>26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.</text:p>
          </table:table-cell>
          <table:table-cell ns41:value-type="string" table:style-name="TL RowHeader" office:value-type="string">
            <text:p>Amelisweert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.</text:p>
          </table:table-cell>
          <table:table-cell ns41:value-type="string" table:style-name="TL RowHeader" office:value-type="string">
            <text:p>Rynauwen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.</text:p>
          </table:table-cell>
          <table:table-cell ns41:value-type="string" table:style-name="TL RowHeader" office:value-type="string">
            <text:p>Oudwulve en Waye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.</text:p>
          </table:table-cell>
          <table:table-cell ns41:value-type="string" table:style-name="TL RowHeader" office:value-type="string">
            <text:p>Houten en het Goy</text:p>
          </table:table-cell>
          <table:table-cell/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.</text:p>
          </table:table-cell>
          <table:table-cell ns41:value-type="string" table:style-name="TL RowHeader" office:value-type="string">
            <text:p>Schonauwen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.</text:p>
          </table:table-cell>
          <table:table-cell ns41:value-type="string" table:style-name="TL RowHeader" office:value-type="string">
            <text:p>Wulve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.</text:p>
          </table:table-cell>
          <table:table-cell ns41:value-type="string" table:style-name="TL RowHeader" office:value-type="string">
            <text:p>Heemstede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.</text:p>
          </table:table-cell>
          <table:table-cell ns41:value-type="string" table:style-name="TL RowHeader" office:value-type="string">
            <text:p>Schalkwijk</text:p>
          </table:table-cell>
          <table:table-cell/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.</text:p>
          </table:table-cell>
          <table:table-cell ns41:value-type="string" table:style-name="TL RowHeader" office:value-type="string">
            <text:p>Tul en 't Waal</text:p>
          </table:table-cell>
          <table:table-cell/>
          <table:table-cell ns41:value-type="float" table:style-name="TL Data" office:value="192" office:value-type="float">
            <text:p>19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.</text:p>
          </table:table-cell>
          <table:table-cell ns41:value-type="string" table:style-name="TL RowHeader" office:value-type="string">
            <text:p>Honswyk</text:p>
          </table:table-cell>
          <table:table-cell/>
          <table:table-cell ns41:value-type="float" table:style-name="TL Data" office:value="130" office:value-type="float">
            <text:p>13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.</text:p>
          </table:table-cell>
          <table:table-cell ns41:value-type="string" table:style-name="TL RowHeader" office:value-type="string">
            <text:p>Slagtmaat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.</text:p>
          </table:table-cell>
          <table:table-cell ns41:value-type="string" table:style-name="TL RowHeader" office:value-type="string">
            <text:p>Rheenen</text:p>
          </table:table-cell>
          <table:table-cell/>
          <table:table-cell ns41:value-type="float" table:style-name="TL Data" office:value="1630" office:value-type="float">
            <text:p>163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ZEYST.</text:p>
          </table:table-cell>
          <table:table-cell ns41:value-type="string" table:style-name="TL RowHeader" office:value-type="string">
            <text:p>Oostbroek en de Bilt</text:p>
          </table:table-cell>
          <table:table-cell/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Vreeswyk</text:p>
          </table:table-cell>
          <table:table-cell/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Hagestyn</text:p>
          </table:table-cell>
          <table:table-cell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Lopik en Lopiker Capel</text:p>
          </table:table-cell>
          <table:table-cell/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Willige Langerak</text:p>
          </table:table-cell>
          <table:table-cell/>
          <table:table-cell ns41:value-type="float" table:style-name="TL Data" office:value="301" office:value-type="float">
            <text:p>30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Zevenhoven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Langerack over Lecq</text:p>
          </table:table-cell>
          <table:table-cell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80394" office:value-type="float">
            <text:p>80394</text:p>
          </table:table-cell>
          <table:table-cell ns41:value-type="float" table:style-name="TL Data" office:value="163" office:value-type="float">
            <text:p>16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Lange en Ruige Wyde</text:p>
          </table:table-cell>
          <table:table-cell/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Papendorp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Oude Rhyn en Hycop</text:p>
          </table:table-cell>
          <table:table-cell/>
          <table:table-cell ns41:value-type="float" table:style-name="TL Data" office:value="189" office:value-type="float">
            <text:p>18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Veldhuysen cum Suis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Ryerscop Creuningen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Ryerscop Mierlo St. Pieter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Broek en Papecop</text:p>
          </table:table-cell>
          <table:table-cell/>
          <table:table-cell ns41:value-type="float" table:style-name="TL Data" office:value="194" office:value-type="float">
            <text:p>19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Linschoten en Districten</text:p>
          </table:table-cell>
          <table:table-cell/>
          <table:table-cell ns41:value-type="float" table:style-name="TL Data" office:value="696" office:value-type="float">
            <text:p>69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Achthoven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Willescop</text:p>
          </table:table-cell>
          <table:table-cell/>
          <table:table-cell ns41:value-type="float" table:style-name="TL Data" office:value="297" office:value-type="float">
            <text:p>29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Dykveld en Rateles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Honcoop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Jutphaas Overeynd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Jutphaas Nedereynd</text:p>
          </table:table-cell>
          <table:table-cell/>
          <table:table-cell ns41:value-type="float" table:style-name="TL Data" office:value="708" office:value-type="float">
            <text:p>70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't Gyn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Doorn</text:p>
          </table:table-cell>
          <table:table-cell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Darthuysen</text:p>
          </table:table-cell>
          <table:table-cell/>
          <table:table-cell ns41:value-type="float" table:style-name="TL Data" office:value="174" office:value-type="float">
            <text:p>17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Nederlangbroek</text:p>
          </table:table-cell>
          <table:table-cell/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Overlangbroek</text:p>
          </table:table-cell>
          <table:table-cell/>
          <table:table-cell ns41:value-type="float" table:style-name="TL Data" office:value="219" office:value-type="float">
            <text:p>21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Hardenbroek</text:p>
          </table:table-cell>
          <table:table-cell/>
          <table:table-cell ns41:value-type="float" table:style-name="TL Data" office:value="102" office:value-type="float">
            <text:p>10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Sterkenburg</text:p>
          </table:table-cell>
          <table:table-cell/>
          <table:table-cell ns41:value-type="float" table:style-name="TL Data" office:value="102" office:value-type="float">
            <text:p>10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Montfoort</text:p>
          </table:table-cell>
          <table:table-cell/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Blokland</text:p>
          </table:table-cell>
          <table:table-cell/>
          <table:table-cell ns41:value-type="float" table:style-name="TL Data" office:value="122" office:value-type="float">
            <text:p>12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Kort Heeswyk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Vleuten en de Meere</text:p>
          </table:table-cell>
          <table:table-cell/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Themaat</text:p>
          </table:table-cell>
          <table:table-cell/>
          <table:table-cell ns41:value-type="float" table:style-name="TL Data" office:value="81" office:value-type="float">
            <text:p>8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d'Haar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Wyk by Duurstede</text:p>
          </table:table-cell>
          <table:table-cell/>
          <table:table-cell ns41:value-type="float" table:style-name="TL Data" office:value="1480" office:value-type="float">
            <text:p>148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Werkhoven</text:p>
          </table:table-cell>
          <table:table-cell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Cothen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Dwarsdyk</text:p>
          </table:table-cell>
          <table:table-cell/>
          <table:table-cell ns41:value-type="float" table:style-name="TL Data" office:value="556" office:value-type="float">
            <text:p>55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Harmelen</text:p>
          </table:table-cell>
          <table:table-cell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Gerverscop en den Breudyk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Camerik</text:p>
          </table:table-cell>
          <table:table-cell/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Ruwiel</text:p>
          </table:table-cell>
          <table:table-cell/>
          <table:table-cell ns41:value-type="float" table:style-name="TL Data" office:value="223" office:value-type="float">
            <text:p>22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91876" office:value-type="float">
            <text:p>91876</text:p>
          </table:table-cell>
          <table:table-cell ns41:value-type="float" table:style-name="TL Data" office:value="186" office:value-type="float">
            <text:p>186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8</text:p>
          </table:table-cell>
          <table:table-cell ns41:value-type="string" table:style-name="ce34" office:value-type="string">
            <text:p>006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3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Zegtveld</text:p>
          </table:table-cell>
          <table:table-cell/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9</text:p>
          </table:table-cell>
          <table:table-cell ns41:value-type="string" table:style-name="ce34" office:value-type="string">
            <text:p>006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Cockengen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9</text:p>
          </table:table-cell>
          <table:table-cell ns41:value-type="string" table:style-name="ce34" office:value-type="string">
            <text:p>006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Cockengen Lockhorst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9</text:p>
          </table:table-cell>
          <table:table-cell ns41:value-type="string" table:style-name="ce34" office:value-type="string">
            <text:p>006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Portengen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9</text:p>
          </table:table-cell>
          <table:table-cell ns41:value-type="string" table:style-name="ce34" office:value-type="string">
            <text:p>006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Portengen Lette's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9</text:p>
          </table:table-cell>
          <table:table-cell ns41:value-type="string" table:style-name="ce34" office:value-type="string">
            <text:p>006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Spengen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9</text:p>
          </table:table-cell>
          <table:table-cell ns41:value-type="string" table:style-name="ce34" office:value-type="string">
            <text:p>006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Ter Aa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9</text:p>
          </table:table-cell>
          <table:table-cell ns41:value-type="string" table:style-name="ce34" office:value-type="string">
            <text:p>006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MONTFOORT.</text:p>
          </table:table-cell>
          <table:table-cell ns41:value-type="string" table:style-name="TL RowHeader" office:value-type="string">
            <text:p>Gieltjensdorp en de laage Haar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4" office:value-type="string">
            <text:p>0149</text:p>
          </table:table-cell>
          <table:table-cell ns41:value-type="string" table:style-name="ce34" office:value-type="string">
            <text:p>006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41" office:value-type="string">
            <text:p>008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UTRECHT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92904" office:value-type="float">
            <text:p>92904</text:p>
          </table:table-cell>
          <table:table-cell ns41:value-type="float" table:style-name="TL Data" office:value="188" office:value-type="float">
            <text:p>188</text:p>
          </table:table-cell>
          <table:table-cell ns41:value-type="string" table:style-name="ce33" office:value-type="string">
            <text:p>39</text:p>
          </table:table-cell>
          <table:table-cell ns41:value-type="string" table:style-name="ce37" office:value-type="string">
            <text:p>0149</text:p>
          </table:table-cell>
          <table:table-cell ns41:value-type="string" table:style-name="ce37" office:value-type="string">
            <text:p>0068</text:p>
          </table:table-cell>
          <table:table-cell ns41:value-type="string" table:style-name="ce37" office:value-type="string">
            <text:p>01</text:p>
          </table:table-cell>
          <table:table-cell ns41:value-type="string" table:style-name="ce42" office:value-type="string">
            <text:p>009</text:p>
          </table:table-cell>
          <table:table-cell table:number-columns-repeated="1013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34" table:number-columns-repeated="4"/>
          <table:table-cell table:number-columns-repeated="1014"/>
        </table:table-row>
        <table:table-row table:style-name="ro4">
          <table:table-cell ns41:value-type="string" table:number-rows-spanned="1" table:style-name="TL Metadata" table:number-columns-spanned="6" office:value-type="string">
            <text:p>1) Onderaan iedere pagina staat een optelling van de aantallen tot dan toe; op de volgende pagina staat bovenaan het getransporteerde totaal</text:p>
          </table:table-cell>
          <table:covered-table-cell table:style-name="TL Metadata" table:number-columns-repeated="4"/>
          <table:covered-table-cell table:style-name="ce27"/>
          <table:table-cell table:style-name="ce34" table:number-columns-repeated="4"/>
          <table:table-cell table:number-columns-repeated="1014"/>
        </table:table-row>
        <table:table-row table:style-name="ro1">
          <table:table-cell ns41:value-type="string" table:style-name="TL Metadata" office:value-type="string">
            <text:p>2) <text:s/>} <text:s text:c="2"/>Een accolade betekent dat het aantal is samengevoegd met de bovenstaande plaats</text:p>
          </table:table-cell>
          <table:table-cell table:style-name="TL Metadata" table:number-columns-repeated="4"/>
          <table:table-cell table:style-name="TL Metadata"/>
          <table:table-cell table:style-name="ce34" table:number-columns-repeated="4"/>
          <table:table-cell table:number-columns-repeated="1014"/>
        </table:table-row>
        <table:table-row table:style-name="ro3" table:number-rows-repeated="55">
          <table:table-cell table:style-name="ce7" table:number-columns-repeated="3"/>
          <table:table-cell table:style-name="ce10" table:number-columns-repeated="3"/>
          <table:table-cell table:style-name="ce34" table:number-columns-repeated="4"/>
          <table:table-cell table:number-columns-repeated="1014"/>
        </table:table-row>
        <table:table-row table:style-name="ro3">
          <table:table-cell table:style-name="ce10" table:number-columns-repeated="6"/>
          <table:table-cell table:number-columns-repeated="1018"/>
        </table:table-row>
        <table:table-row table:style-name="ro3">
          <table:table-cell table:style-name="ce11" table:number-columns-repeated="6"/>
          <table:table-cell table:number-columns-repeated="1018"/>
        </table:table-row>
        <table:table-row table:style-name="ro3">
          <table:table-cell table:style-name="ce12"/>
          <table:table-cell table:style-name="ce11" table:number-columns-repeated="5"/>
          <table:table-cell table:number-columns-repeated="1018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5:38:32</meta:creation-date>
    <dc:creator>Yamit</dc:creator>
    <dc:date>2005-01-11T11:39:23</dc:date>
    <meta:document-statistic meta:object-count="0" meta:cell-count="1276" meta:table-count="1"/>
    <meta:generator>ODFPY/1.3.0dev</meta:generator>
  </office:meta>
</office:document-meta>
</file>